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ext-properties fo:color="#ffffff"/>
    </style:style>
    <style:style style:name="ce2" style:family="table-cell" style:parent-style-name="Default" style:data-style-name="N37">
      <style:text-properties fo:color="#ffffff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74pt solid #800080" fo:background-color="#800080" style:text-align-source="fix" style:repeat-content="false" fo:border-left="0.74pt solid #800080" fo:border-right="none" fo:border-top="0.74pt solid #80008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22">
      <style:table-cell-properties fo:border-bottom="none" fo:background-color="#ffd7d7" fo:border-left="0.74pt solid #000000" fo:border-right="0.74pt solid #000000" fo:border-top="0.74pt solid #000000"/>
      <style:text-properties fo:color="#ff0000" fo:font-weight="bold" style:font-weight-asian="bold" style:font-weight-complex="bold"/>
    </style:style>
    <style:style style:name="ce5" style:family="table-cell" style:parent-style-name="Default" style:data-style-name="N122">
      <style:table-cell-properties fo:border-bottom="none" fo:background-color="#ffd7d7" fo:border-left="0.74pt solid #000000" fo:border-right="0.74pt solid #000000" fo:border-top="none"/>
      <style:text-properties fo:color="#ff0000" fo:font-weight="bold" style:font-weight-asian="bold" style:font-weight-complex="bold"/>
    </style:style>
    <style:style style:name="ce6" style:family="table-cell" style:parent-style-name="Default" style:data-style-name="N122">
      <style:table-cell-properties fo:border-bottom="0.74pt solid #000000" fo:background-color="#ffd7d7" fo:border-left="0.74pt solid #000000" fo:border-right="0.74pt solid #000000" fo:border-top="none"/>
      <style:text-properties fo:color="#ff0000" fo:font-weight="bold" style:font-weight-asian="bold" style:font-weight-complex="bold"/>
    </style:style>
    <style:style style:name="ce7" style:family="table-cell" style:parent-style-name="Default">
      <style:text-properties fo:color="#ffffff"/>
    </style:style>
    <style:style style:name="ce27" style:family="table-cell" style:parent-style-name="Default">
      <style:table-cell-properties fo:border-bottom="0.74pt solid #800080" fo:background-color="#800080" style:text-align-source="fix" style:repeat-content="false" fo:border-left="none" fo:border-right="none" fo:border-top="0.74pt solid #80008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2">
      <style:table-cell-properties fo:border-bottom="none" fo:background-color="#dee6ef" fo:border-left="0.74pt solid #000000" fo:border-right="0.74pt solid #000000" fo:border-top="0.74pt solid #000000"/>
      <style:text-properties fo:color="#2a6099" fo:font-weight="bold" style:font-weight-asian="bold" style:font-weight-complex="bold"/>
    </style:style>
    <style:style style:name="ce9" style:family="table-cell" style:parent-style-name="Default" style:data-style-name="N122">
      <style:table-cell-properties fo:border-bottom="none" fo:background-color="#dee6ef" fo:border-left="0.74pt solid #000000" fo:border-right="0.74pt solid #000000" fo:border-top="none"/>
      <style:text-properties fo:color="#2a6099" fo:font-weight="bold" style:font-weight-asian="bold" style:font-weight-complex="bold"/>
    </style:style>
    <style:style style:name="ce10" style:family="table-cell" style:parent-style-name="Default" style:data-style-name="N122">
      <style:table-cell-properties fo:border-bottom="0.74pt solid #000000" fo:background-color="#dee6ef" fo:border-left="0.74pt solid #000000" fo:border-right="0.74pt solid #000000" fo:border-top="none"/>
      <style:text-properties fo:color="#2a6099" fo:font-weight="bold" style:font-weight-asian="bold" style:font-weight-complex="bold"/>
    </style:style>
    <style:style style:name="ce11" style:family="table-cell" style:parent-style-name="Default" style:data-style-name="N122">
      <style:table-cell-properties fo:border-bottom="none" fo:background-color="#dde8cb" fo:border-left="0.74pt solid #000000" fo:border-right="0.74pt solid #000000" fo:border-top="0.74pt solid #000000"/>
      <style:text-properties fo:color="#00a933" fo:font-weight="bold" style:font-weight-asian="bold" style:font-weight-complex="bold"/>
    </style:style>
    <style:style style:name="ce12" style:family="table-cell" style:parent-style-name="Default" style:data-style-name="N122">
      <style:table-cell-properties fo:border-bottom="none" fo:background-color="#dde8cb" fo:border-left="0.74pt solid #000000" fo:border-right="0.74pt solid #000000" fo:border-top="none"/>
      <style:text-properties fo:color="#00a933" fo:font-weight="bold" style:font-weight-asian="bold" style:font-weight-complex="bold"/>
    </style:style>
    <style:style style:name="ce13" style:family="table-cell" style:parent-style-name="Default" style:data-style-name="N122">
      <style:table-cell-properties fo:border-bottom="0.74pt solid #000000" fo:background-color="#dde8cb" fo:border-left="0.74pt solid #000000" fo:border-right="0.74pt solid #000000" fo:border-top="none"/>
      <style:text-properties fo:color="#00a933" fo:font-weight="bold" style:font-weight-asian="bold" style:font-weight-complex="bold"/>
    </style:style>
    <style:style style:name="ce14" style:family="table-cell" style:parent-style-name="Default" style:data-style-name="N122">
      <style:table-cell-properties fo:border-bottom="none" fo:background-color="#ffffff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15" style:family="table-cell" style:parent-style-name="Default" style:data-style-name="N122">
      <style:table-cell-properties fo:border-bottom="none" fo:background-color="#ffffff" fo:border-left="0.74pt solid #000000" fo:border-right="0.74pt solid #000000" fo:border-top="none"/>
      <style:text-properties fo:font-weight="bold" style:font-weight-asian="bold" style:font-weight-complex="bold"/>
    </style:style>
    <style:style style:name="ce16" style:family="table-cell" style:parent-style-name="Default" style:data-style-name="N122">
      <style:table-cell-properties fo:border-bottom="0.74pt solid #000000" fo:background-color="#ffffff" fo:border-left="0.74pt solid #000000" fo:border-right="0.74pt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 style:data-style-name="N121">
      <style:text-properties fo:font-size="14pt" fo:font-weight="bold" style:font-weight-asian="normal" style:font-weight-complex="normal"/>
    </style:style>
    <style:style style:name="ce39" style:family="table-cell" style:parent-style-name="Default">
      <style:table-cell-properties fo:border-bottom="0.74pt solid #800080" fo:background-color="#800080" style:text-align-source="fix" style:repeat-content="false" fo:border-left="none" fo:border-right="0.74pt solid #800080" fo:border-top="0.74pt solid #80008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37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P1" style:family="paragraph"/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2:Sheet1.G32 Sheet1.A2:Sheet1.G32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Spin Button 1" form:control-implementation="ooo:com.sun.star.form.component.SpinButton" xml:id="control1" form:id="control1" form:orientation="vertical" form:value="0" form:linked-cell="Sheet1.E1" form:delay-for-repeat="PT0.050000000S" form:min-value="1900" form:max-value="9999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Spin Button 2" form:control-implementation="ooo:com.sun.star.form.component.SpinButton" xml:id="control2" form:id="control2" form:orientation="vertical" form:value="1" form:linked-cell="Sheet1.C1" form:delay-for-repeat="PT0.050000000S" form:min-value="1" form:max-value="12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shapes>
          <draw:control draw:z-index="0" draw:text-style-name="P1" svg:width="0.315in" svg:height="0.1673in" svg:x="3.2283in" svg:y="0in" draw:control="control1"/>
          <draw:control draw:z-index="1" draw:text-style-name="P1" svg:width="0.315in" svg:height="0.1673in" svg:x="1.4528in" svg:y="0in" draw:control="control2"/>
        </table:shapes>
        <table:table-column table:style-name="co1" table:default-cell-style-name="ce5"/>
        <table:table-column table:style-name="co1" table:default-cell-style-name="ce9"/>
        <table:table-column table:style-name="co1" table:default-cell-style-name="ce12"/>
        <table:table-column table:style-name="co1" table:number-columns-repeated="4" table:default-cell-style-name="ce15"/>
        <table:table-column table:style-name="co1" table:default-cell-style-name="ce7"/>
        <table:table-row table:style-name="ro1">
          <table:table-cell table:style-name="ce1" table:formula="of:=DATE(CurYear;CurMonth;1)+WEEKDAY(DATE(CurYear;CurMonth;1))" office:value-type="date" office:date-value="2021-04-06" calcext:value-type="date">
            <text:p>04/06/21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ce17" office:value-type="float" office:value="2021" calcext:value-type="float">
            <text:p>2021</text:p>
          </table:table-cell>
          <table:table-cell table:style-name="Default" table:number-columns-repeated="3"/>
        </table:table-row>
        <table:table-row table:style-name="ro1">
          <table:table-cell table:style-name="ce1"/>
          <table:table-cell table:style-name="Default" table:number-columns-repeated="3"/>
          <table:table-cell table:style-name="ce17"/>
          <table:table-cell table:style-name="ce18" table:formula="of:=DATE(CurYear;CurMonth;1)" office:value-type="date" office:date-value="2021-04-01" calcext:value-type="date" table:number-columns-spanned="2" table:number-rows-spanned="2">
            <text:p>April 2021</text:p>
          </table:table-cell>
          <table:covered-table-cell table:style-name="Default"/>
          <table:table-cell table:style-name="Default"/>
        </table:table-row>
        <table:table-row table:style-name="ro1">
          <table:table-cell table:style-name="ce2" table:formula="of:=DATE(CurYear;CurMonth;1)-WEEKDAY(DATE(CurYear;CurMonth;1))" office:value-type="date" office:date-value="2021-03-27" calcext:value-type="date">
            <text:p>03/27/21</text:p>
          </table:table-cell>
          <table:table-cell table:style-name="Default" table:number-columns-repeated="4"/>
          <table:covered-table-cell table:number-columns-repeated="2" table:style-name="Default"/>
          <table:table-cell table:style-name="ce19"/>
        </table:table-row>
        <table:table-row table:style-name="ro1">
          <table:table-cell table:style-name="ce22" office:value-type="string" calcext:value-type="string">
            <text:p>Sunday</text:p>
          </table:table-cell>
          <table:table-cell table:style-name="ce27" office:value-type="string" calcext:value-type="string">
            <text:p>Saturday</text:p>
          </table:table-cell>
          <table:table-cell table:style-name="ce27" office:value-type="string" calcext:value-type="string">
            <text:p>Friday</text:p>
          </table:table-cell>
          <table:table-cell table:style-name="ce27" office:value-type="string" calcext:value-type="string">
            <text:p>Thursday</text:p>
          </table:table-cell>
          <table:table-cell table:style-name="ce27" office:value-type="string" calcext:value-type="string">
            <text:p>Wednesday</text:p>
          </table:table-cell>
          <table:table-cell table:style-name="ce27" office:value-type="string" calcext:value-type="string">
            <text:p>Tuesday</text:p>
          </table:table-cell>
          <table:table-cell table:style-name="ce39" office:value-type="string" calcext:value-type="string">
            <text:p>Monda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4" table:formula="of:=IF(AND(YEAR([.$A$3]+[.A$33]+[.$H$4]*[.$H5])=CurYear;MONTH([.$A$3]+[.A$33]+[.$H$4]*[.$H5])=CurMonth); [.$A$3]+[.A$33]+[.$H$4]*[.$H5]; &quot;&quot;)">
            <text:p/>
          </table:table-cell>
          <table:table-cell table:style-name="ce8" table:formula="of:=IF(AND(YEAR([.$A$3]+[.B$33]+[.$H$4]*[.$H5])=CurYear;MONTH([.$A$3]+[.B$33]+[.$H$4]*[.$H5])=CurMonth); [.$A$3]+[.B$33]+[.$H$4]*[.$H5]; &quot;&quot;)">
            <text:p/>
          </table:table-cell>
          <table:table-cell table:style-name="ce11" table:formula="of:=IF(AND(YEAR([.$A$3]+[.C$33]+[.$H$4]*[.$H5])=CurYear;MONTH([.$A$3]+[.C$33]+[.$H$4]*[.$H5])=CurMonth); [.$A$3]+[.C$33]+[.$H$4]*[.$H5]; &quot;&quot;)">
            <text:p/>
          </table:table-cell>
          <table:table-cell table:style-name="ce14" table:formula="of:=IF(AND(YEAR([.$A$3]+[.D$33]+[.$H$4]*[.$H5])=CurYear;MONTH([.$A$3]+[.D$33]+[.$H$4]*[.$H5])=CurMonth); [.$A$3]+[.D$33]+[.$H$4]*[.$H5]; &quot;&quot;)">
            <text:p/>
          </table:table-cell>
          <table:table-cell table:style-name="ce14" table:formula="of:=IF(AND(YEAR([.$A$3]+[.E$33]+[.$H$4]*[.$H5])=CurYear;MONTH([.$A$3]+[.E$33]+[.$H$4]*[.$H5])=CurMonth); [.$A$3]+[.E$33]+[.$H$4]*[.$H5]; &quot;&quot;)">
            <text:p/>
          </table:table-cell>
          <table:table-cell table:style-name="ce14" table:formula="of:=IF(AND(YEAR([.$A$3]+[.F$33]+[.$H$4]*[.$H5])=CurYear;MONTH([.$A$3]+[.F$33]+[.$H$4]*[.$H5])=CurMonth); [.$A$3]+[.F$33]+[.$H$4]*[.$H5]; &quot;&quot;)">
            <text:p/>
          </table:table-cell>
          <table:table-cell table:style-name="ce14" table:formula="of:=IF(AND(YEAR([.$A$3]+[.G$33]+[.$H$4]*[.$H5])=CurYear;MONTH([.$A$3]+[.G$33]+[.$H$4]*[.$H5])=CurMonth); [.$A$3]+[.G$33]+[.$H$4]*[.$H5]; &quot;&quot;)">
            <text:p/>
          </table:table-cell>
          <table:table-cell office:value-type="float" office:value="-1" calcext:value-type="float">
            <text:p>-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6"/>
          <table:table-cell table:style-name="ce10"/>
          <table:table-cell table:style-name="ce13"/>
          <table:table-cell table:style-name="ce16" table:number-columns-repeated="4"/>
          <table:table-cell/>
        </table:table-row>
        <table:table-row table:style-name="ro1">
          <table:table-cell table:style-name="ce4" table:formula="of:=IF(AND(YEAR([.$A$3]+[.A$33]+[.$H$4]*[.$H9])=CurYear;MONTH([.$A$3]+[.A$33]+[.$H$4]*[.$H9])=CurMonth); [.$A$3]+[.A$33]+[.$H$4]*[.$H9]; &quot;&quot;)" office:value-type="date" office:date-value="2021-04-04" calcext:value-type="date">
            <text:p>4</text:p>
          </table:table-cell>
          <table:table-cell table:style-name="ce8" table:formula="of:=IF(AND(YEAR([.$A$3]+[.B$33]+[.$H$4]*[.$H9])=CurYear;MONTH([.$A$3]+[.B$33]+[.$H$4]*[.$H9])=CurMonth); [.$A$3]+[.B$33]+[.$H$4]*[.$H9]; &quot;&quot;)" office:value-type="date" office:date-value="2021-04-03" calcext:value-type="date">
            <text:p>3</text:p>
          </table:table-cell>
          <table:table-cell table:style-name="ce11" table:formula="of:=IF(AND(YEAR([.$A$3]+[.C$33]+[.$H$4]*[.$H9])=CurYear;MONTH([.$A$3]+[.C$33]+[.$H$4]*[.$H9])=CurMonth); [.$A$3]+[.C$33]+[.$H$4]*[.$H9]; &quot;&quot;)" office:value-type="date" office:date-value="2021-04-02" calcext:value-type="date">
            <text:p>2</text:p>
          </table:table-cell>
          <table:table-cell table:style-name="ce14" table:formula="of:=IF(AND(YEAR([.$A$3]+[.D$33]+[.$H$4]*[.$H9])=CurYear;MONTH([.$A$3]+[.D$33]+[.$H$4]*[.$H9])=CurMonth); [.$A$3]+[.D$33]+[.$H$4]*[.$H9]; &quot;&quot;)" office:value-type="date" office:date-value="2021-04-01" calcext:value-type="date">
            <text:p>1</text:p>
          </table:table-cell>
          <table:table-cell table:style-name="ce14" table:formula="of:=IF(AND(YEAR([.$A$3]+[.E$33]+[.$H$4]*[.$H9])=CurYear;MONTH([.$A$3]+[.E$33]+[.$H$4]*[.$H9])=CurMonth); [.$A$3]+[.E$33]+[.$H$4]*[.$H9]; &quot;&quot;)">
            <text:p/>
          </table:table-cell>
          <table:table-cell table:style-name="ce14" table:formula="of:=IF(AND(YEAR([.$A$3]+[.F$33]+[.$H$4]*[.$H9])=CurYear;MONTH([.$A$3]+[.F$33]+[.$H$4]*[.$H9])=CurMonth); [.$A$3]+[.F$33]+[.$H$4]*[.$H9]; &quot;&quot;)">
            <text:p/>
          </table:table-cell>
          <table:table-cell table:style-name="ce14" table:formula="of:=IF(AND(YEAR([.$A$3]+[.G$33]+[.$H$4]*[.$H9])=CurYear;MONTH([.$A$3]+[.G$33]+[.$H$4]*[.$H9])=CurMonth); [.$A$3]+[.G$33]+[.$H$4]*[.$H9]; &quot;&quot;)">
            <text:p/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6"/>
          <table:table-cell table:style-name="ce10"/>
          <table:table-cell table:style-name="ce13"/>
          <table:table-cell table:style-name="ce16" table:number-columns-repeated="4"/>
          <table:table-cell/>
        </table:table-row>
        <table:table-row table:style-name="ro1">
          <table:table-cell table:style-name="ce4" table:formula="of:=IF(AND(YEAR([.$A$3]+[.A$33]+[.$H$4]*[.$H13])=CurYear;MONTH([.$A$3]+[.A$33]+[.$H$4]*[.$H13])=CurMonth); [.$A$3]+[.A$33]+[.$H$4]*[.$H13]; &quot;&quot;)" office:value-type="date" office:date-value="2021-04-11" calcext:value-type="date">
            <text:p>11</text:p>
          </table:table-cell>
          <table:table-cell table:style-name="ce8" table:formula="of:=IF(AND(YEAR([.$A$3]+[.B$33]+[.$H$4]*[.$H13])=CurYear;MONTH([.$A$3]+[.B$33]+[.$H$4]*[.$H13])=CurMonth); [.$A$3]+[.B$33]+[.$H$4]*[.$H13]; &quot;&quot;)" office:value-type="date" office:date-value="2021-04-10" calcext:value-type="date">
            <text:p>10</text:p>
          </table:table-cell>
          <table:table-cell table:style-name="ce11" table:formula="of:=IF(AND(YEAR([.$A$3]+[.C$33]+[.$H$4]*[.$H13])=CurYear;MONTH([.$A$3]+[.C$33]+[.$H$4]*[.$H13])=CurMonth); [.$A$3]+[.C$33]+[.$H$4]*[.$H13]; &quot;&quot;)" office:value-type="date" office:date-value="2021-04-09" calcext:value-type="date">
            <text:p>9</text:p>
          </table:table-cell>
          <table:table-cell table:style-name="ce14" table:formula="of:=IF(AND(YEAR([.$A$3]+[.D$33]+[.$H$4]*[.$H13])=CurYear;MONTH([.$A$3]+[.D$33]+[.$H$4]*[.$H13])=CurMonth); [.$A$3]+[.D$33]+[.$H$4]*[.$H13]; &quot;&quot;)" office:value-type="date" office:date-value="2021-04-08" calcext:value-type="date">
            <text:p>8</text:p>
          </table:table-cell>
          <table:table-cell table:style-name="ce14" table:formula="of:=IF(AND(YEAR([.$A$3]+[.E$33]+[.$H$4]*[.$H13])=CurYear;MONTH([.$A$3]+[.E$33]+[.$H$4]*[.$H13])=CurMonth); [.$A$3]+[.E$33]+[.$H$4]*[.$H13]; &quot;&quot;)" office:value-type="date" office:date-value="2021-04-07" calcext:value-type="date">
            <text:p>7</text:p>
          </table:table-cell>
          <table:table-cell table:style-name="ce14" table:formula="of:=IF(AND(YEAR([.$A$3]+[.F$33]+[.$H$4]*[.$H13])=CurYear;MONTH([.$A$3]+[.F$33]+[.$H$4]*[.$H13])=CurMonth); [.$A$3]+[.F$33]+[.$H$4]*[.$H13]; &quot;&quot;)" office:value-type="date" office:date-value="2021-04-06" calcext:value-type="date">
            <text:p>6</text:p>
          </table:table-cell>
          <table:table-cell table:style-name="ce14" table:formula="of:=IF(AND(YEAR([.$A$3]+[.G$33]+[.$H$4]*[.$H13])=CurYear;MONTH([.$A$3]+[.G$33]+[.$H$4]*[.$H13])=CurMonth); [.$A$3]+[.G$33]+[.$H$4]*[.$H13]; &quot;&quot;)" office:value-type="date" office:date-value="2021-04-05" calcext:value-type="date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6"/>
          <table:table-cell table:style-name="ce10"/>
          <table:table-cell table:style-name="ce13"/>
          <table:table-cell table:style-name="ce16" table:number-columns-repeated="4"/>
          <table:table-cell/>
        </table:table-row>
        <table:table-row table:style-name="ro1">
          <table:table-cell table:style-name="ce4" table:formula="of:=IF(AND(YEAR([.$A$3]+[.A$33]+[.$H$4]*[.$H17])=CurYear;MONTH([.$A$3]+[.A$33]+[.$H$4]*[.$H17])=CurMonth); [.$A$3]+[.A$33]+[.$H$4]*[.$H17]; &quot;&quot;)" office:value-type="date" office:date-value="2021-04-18" calcext:value-type="date">
            <text:p>18</text:p>
          </table:table-cell>
          <table:table-cell table:style-name="ce8" table:formula="of:=IF(AND(YEAR([.$A$3]+[.B$33]+[.$H$4]*[.$H17])=CurYear;MONTH([.$A$3]+[.B$33]+[.$H$4]*[.$H17])=CurMonth); [.$A$3]+[.B$33]+[.$H$4]*[.$H17]; &quot;&quot;)" office:value-type="date" office:date-value="2021-04-17" calcext:value-type="date">
            <text:p>17</text:p>
          </table:table-cell>
          <table:table-cell table:style-name="ce11" table:formula="of:=IF(AND(YEAR([.$A$3]+[.C$33]+[.$H$4]*[.$H17])=CurYear;MONTH([.$A$3]+[.C$33]+[.$H$4]*[.$H17])=CurMonth); [.$A$3]+[.C$33]+[.$H$4]*[.$H17]; &quot;&quot;)" office:value-type="date" office:date-value="2021-04-16" calcext:value-type="date">
            <text:p>16</text:p>
          </table:table-cell>
          <table:table-cell table:style-name="ce14" table:formula="of:=IF(AND(YEAR([.$A$3]+[.D$33]+[.$H$4]*[.$H17])=CurYear;MONTH([.$A$3]+[.D$33]+[.$H$4]*[.$H17])=CurMonth); [.$A$3]+[.D$33]+[.$H$4]*[.$H17]; &quot;&quot;)" office:value-type="date" office:date-value="2021-04-15" calcext:value-type="date">
            <text:p>15</text:p>
          </table:table-cell>
          <table:table-cell table:style-name="ce14" table:formula="of:=IF(AND(YEAR([.$A$3]+[.E$33]+[.$H$4]*[.$H17])=CurYear;MONTH([.$A$3]+[.E$33]+[.$H$4]*[.$H17])=CurMonth); [.$A$3]+[.E$33]+[.$H$4]*[.$H17]; &quot;&quot;)" office:value-type="date" office:date-value="2021-04-14" calcext:value-type="date">
            <text:p>14</text:p>
          </table:table-cell>
          <table:table-cell table:style-name="ce14" table:formula="of:=IF(AND(YEAR([.$A$3]+[.F$33]+[.$H$4]*[.$H17])=CurYear;MONTH([.$A$3]+[.F$33]+[.$H$4]*[.$H17])=CurMonth); [.$A$3]+[.F$33]+[.$H$4]*[.$H17]; &quot;&quot;)" office:value-type="date" office:date-value="2021-04-13" calcext:value-type="date">
            <text:p>13</text:p>
          </table:table-cell>
          <table:table-cell table:style-name="ce14" table:formula="of:=IF(AND(YEAR([.$A$3]+[.G$33]+[.$H$4]*[.$H17])=CurYear;MONTH([.$A$3]+[.G$33]+[.$H$4]*[.$H17])=CurMonth); [.$A$3]+[.G$33]+[.$H$4]*[.$H17]; &quot;&quot;)" office:value-type="date" office:date-value="2021-04-12" calcext:value-type="date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6"/>
          <table:table-cell table:style-name="ce10"/>
          <table:table-cell table:style-name="ce13"/>
          <table:table-cell table:style-name="ce16" table:number-columns-repeated="4"/>
          <table:table-cell/>
        </table:table-row>
        <table:table-row table:style-name="ro1">
          <table:table-cell table:style-name="ce4" table:formula="of:=IF(AND(YEAR([.$A$3]+[.A$33]+[.$H$4]*[.$H21])=CurYear;MONTH([.$A$3]+[.A$33]+[.$H$4]*[.$H21])=CurMonth); [.$A$3]+[.A$33]+[.$H$4]*[.$H21]; &quot;&quot;)" office:value-type="date" office:date-value="2021-04-25" calcext:value-type="date">
            <text:p>25</text:p>
          </table:table-cell>
          <table:table-cell table:style-name="ce8" table:formula="of:=IF(AND(YEAR([.$A$3]+[.B$33]+[.$H$4]*[.$H21])=CurYear;MONTH([.$A$3]+[.B$33]+[.$H$4]*[.$H21])=CurMonth); [.$A$3]+[.B$33]+[.$H$4]*[.$H21]; &quot;&quot;)" office:value-type="date" office:date-value="2021-04-24" calcext:value-type="date">
            <text:p>24</text:p>
          </table:table-cell>
          <table:table-cell table:style-name="ce11" table:formula="of:=IF(AND(YEAR([.$A$3]+[.C$33]+[.$H$4]*[.$H21])=CurYear;MONTH([.$A$3]+[.C$33]+[.$H$4]*[.$H21])=CurMonth); [.$A$3]+[.C$33]+[.$H$4]*[.$H21]; &quot;&quot;)" office:value-type="date" office:date-value="2021-04-23" calcext:value-type="date">
            <text:p>23</text:p>
          </table:table-cell>
          <table:table-cell table:style-name="ce14" table:formula="of:=IF(AND(YEAR([.$A$3]+[.D$33]+[.$H$4]*[.$H21])=CurYear;MONTH([.$A$3]+[.D$33]+[.$H$4]*[.$H21])=CurMonth); [.$A$3]+[.D$33]+[.$H$4]*[.$H21]; &quot;&quot;)" office:value-type="date" office:date-value="2021-04-22" calcext:value-type="date">
            <text:p>22</text:p>
          </table:table-cell>
          <table:table-cell table:style-name="ce14" table:formula="of:=IF(AND(YEAR([.$A$3]+[.E$33]+[.$H$4]*[.$H21])=CurYear;MONTH([.$A$3]+[.E$33]+[.$H$4]*[.$H21])=CurMonth); [.$A$3]+[.E$33]+[.$H$4]*[.$H21]; &quot;&quot;)" office:value-type="date" office:date-value="2021-04-21" calcext:value-type="date">
            <text:p>21</text:p>
          </table:table-cell>
          <table:table-cell table:style-name="ce14" table:formula="of:=IF(AND(YEAR([.$A$3]+[.F$33]+[.$H$4]*[.$H21])=CurYear;MONTH([.$A$3]+[.F$33]+[.$H$4]*[.$H21])=CurMonth); [.$A$3]+[.F$33]+[.$H$4]*[.$H21]; &quot;&quot;)" office:value-type="date" office:date-value="2021-04-20" calcext:value-type="date">
            <text:p>20</text:p>
          </table:table-cell>
          <table:table-cell table:style-name="ce14" table:formula="of:=IF(AND(YEAR([.$A$3]+[.G$33]+[.$H$4]*[.$H21])=CurYear;MONTH([.$A$3]+[.G$33]+[.$H$4]*[.$H21])=CurMonth); [.$A$3]+[.G$33]+[.$H$4]*[.$H21]; &quot;&quot;)" office:value-type="date" office:date-value="2021-04-19" calcext:value-type="date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6"/>
          <table:table-cell table:style-name="ce10"/>
          <table:table-cell table:style-name="ce13"/>
          <table:table-cell table:style-name="ce16" table:number-columns-repeated="4"/>
          <table:table-cell/>
        </table:table-row>
        <table:table-row table:style-name="ro1">
          <table:table-cell table:style-name="ce4" table:formula="of:=IF(AND(YEAR([.$A$3]+[.A$33]+[.$H$4]*[.$H25])=CurYear;MONTH([.$A$3]+[.A$33]+[.$H$4]*[.$H25])=CurMonth); [.$A$3]+[.A$33]+[.$H$4]*[.$H25]; &quot;&quot;)">
            <text:p/>
          </table:table-cell>
          <table:table-cell table:style-name="ce8" table:formula="of:=IF(AND(YEAR([.$A$3]+[.B$33]+[.$H$4]*[.$H25])=CurYear;MONTH([.$A$3]+[.B$33]+[.$H$4]*[.$H25])=CurMonth); [.$A$3]+[.B$33]+[.$H$4]*[.$H25]; &quot;&quot;)">
            <text:p/>
          </table:table-cell>
          <table:table-cell table:style-name="ce11" table:formula="of:=IF(AND(YEAR([.$A$3]+[.C$33]+[.$H$4]*[.$H25])=CurYear;MONTH([.$A$3]+[.C$33]+[.$H$4]*[.$H25])=CurMonth); [.$A$3]+[.C$33]+[.$H$4]*[.$H25]; &quot;&quot;)" office:value-type="date" office:date-value="2021-04-30" calcext:value-type="date">
            <text:p>30</text:p>
          </table:table-cell>
          <table:table-cell table:style-name="ce14" table:formula="of:=IF(AND(YEAR([.$A$3]+[.D$33]+[.$H$4]*[.$H25])=CurYear;MONTH([.$A$3]+[.D$33]+[.$H$4]*[.$H25])=CurMonth); [.$A$3]+[.D$33]+[.$H$4]*[.$H25]; &quot;&quot;)" office:value-type="date" office:date-value="2021-04-29" calcext:value-type="date">
            <text:p>29</text:p>
          </table:table-cell>
          <table:table-cell table:style-name="ce14" table:formula="of:=IF(AND(YEAR([.$A$3]+[.E$33]+[.$H$4]*[.$H25])=CurYear;MONTH([.$A$3]+[.E$33]+[.$H$4]*[.$H25])=CurMonth); [.$A$3]+[.E$33]+[.$H$4]*[.$H25]; &quot;&quot;)" office:value-type="date" office:date-value="2021-04-28" calcext:value-type="date">
            <text:p>28</text:p>
          </table:table-cell>
          <table:table-cell table:style-name="ce14" table:formula="of:=IF(AND(YEAR([.$A$3]+[.F$33]+[.$H$4]*[.$H25])=CurYear;MONTH([.$A$3]+[.F$33]+[.$H$4]*[.$H25])=CurMonth); [.$A$3]+[.F$33]+[.$H$4]*[.$H25]; &quot;&quot;)" office:value-type="date" office:date-value="2021-04-27" calcext:value-type="date">
            <text:p>27</text:p>
          </table:table-cell>
          <table:table-cell table:style-name="ce14" table:formula="of:=IF(AND(YEAR([.$A$3]+[.G$33]+[.$H$4]*[.$H25])=CurYear;MONTH([.$A$3]+[.G$33]+[.$H$4]*[.$H25])=CurMonth); [.$A$3]+[.G$33]+[.$H$4]*[.$H25]; &quot;&quot;)" office:value-type="date" office:date-value="2021-04-26" calcext:value-type="date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6"/>
          <table:table-cell table:style-name="ce10"/>
          <table:table-cell table:style-name="ce13"/>
          <table:table-cell table:style-name="ce16" table:number-columns-repeated="4"/>
          <table:table-cell/>
        </table:table-row>
        <table:table-row table:style-name="ro1">
          <table:table-cell table:style-name="ce4" table:formula="of:=IF(AND(YEAR([.$A$3]+[.A$33]+[.$H$4]*[.$H29])=CurYear;MONTH([.$A$3]+[.A$33]+[.$H$4]*[.$H29])=CurMonth); [.$A$3]+[.A$33]+[.$H$4]*[.$H29]; &quot;&quot;)">
            <text:p/>
          </table:table-cell>
          <table:table-cell table:style-name="ce8" table:formula="of:=IF(AND(YEAR([.$A$3]+[.B$33]+[.$H$4]*[.$H29])=CurYear;MONTH([.$A$3]+[.B$33]+[.$H$4]*[.$H29])=CurMonth); [.$A$3]+[.B$33]+[.$H$4]*[.$H29]; &quot;&quot;)">
            <text:p/>
          </table:table-cell>
          <table:table-cell table:style-name="ce11" table:formula="of:=IF(AND(YEAR([.$A$3]+[.C$33]+[.$H$4]*[.$H29])=CurYear;MONTH([.$A$3]+[.C$33]+[.$H$4]*[.$H29])=CurMonth); [.$A$3]+[.C$33]+[.$H$4]*[.$H29]; &quot;&quot;)">
            <text:p/>
          </table:table-cell>
          <table:table-cell table:style-name="ce14" table:formula="of:=IF(AND(YEAR([.$A$3]+[.D$33]+[.$H$4]*[.$H29])=CurYear;MONTH([.$A$3]+[.D$33]+[.$H$4]*[.$H29])=CurMonth); [.$A$3]+[.D$33]+[.$H$4]*[.$H29]; &quot;&quot;)">
            <text:p/>
          </table:table-cell>
          <table:table-cell table:style-name="ce14" table:formula="of:=IF(AND(YEAR([.$A$3]+[.E$33]+[.$H$4]*[.$H29])=CurYear;MONTH([.$A$3]+[.E$33]+[.$H$4]*[.$H29])=CurMonth); [.$A$3]+[.E$33]+[.$H$4]*[.$H29]; &quot;&quot;)">
            <text:p/>
          </table:table-cell>
          <table:table-cell table:style-name="ce14" table:formula="of:=IF(AND(YEAR([.$A$3]+[.F$33]+[.$H$4]*[.$H29])=CurYear;MONTH([.$A$3]+[.F$33]+[.$H$4]*[.$H29])=CurMonth); [.$A$3]+[.F$33]+[.$H$4]*[.$H29]; &quot;&quot;)">
            <text:p/>
          </table:table-cell>
          <table:table-cell table:style-name="ce14" table:formula="of:=IF(AND(YEAR([.$A$3]+[.G$33]+[.$H$4]*[.$H29])=CurYear;MONTH([.$A$3]+[.G$33]+[.$H$4]*[.$H29])=CurMonth); [.$A$3]+[.G$33]+[.$H$4]*[.$H29]; &quot;&quot;)">
            <text:p/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6"/>
          <table:table-cell table:style-name="ce10"/>
          <table:table-cell table:style-name="ce13"/>
          <table:table-cell table:style-name="ce16" table:number-columns-repeated="4"/>
          <table:table-cell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Default"/>
        </table:table-row>
      </table:table>
      <table:named-expressions>
        <table:named-range table:name="CurMonth" table:base-cell-address="$Sheet1.$E$1" table:cell-range-address="$Sheet1.$C$1"/>
        <table:named-range table:name="CurYear" table:base-cell-address="$Sheet1.$E$1" table:cell-range-address="$Sheet1.$E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 number:title="User-defined">
      <number:month number:style="long" number:textual="true"/>
      <number:text> </number:text>
      <number:year number:style="long"/>
    </number:date-style>
    <number:date-style style:name="N122">
      <number:day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 style:data-style-name="N2" text:time-value="23:50:39.4563946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21:40:19.904316898</meta:creation-date>
    <dc:date>2021-04-13T00:01:57.513323197</dc:date>
    <meta:editing-duration>PT47M23S</meta:editing-duration>
    <meta:editing-cycles>9</meta:editing-cycles>
    <meta:generator>LibreOffice/6.4.6.2$Linux_X86_64 LibreOffice_project/40$Build-2</meta:generator>
    <meta:document-statistic meta:table-count="1" meta:cell-count="76" meta:object-count="2"/>
  </office:meta>
</office:document-meta>
</file>